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1" svg:font-family="Verdana1"/>
    <style:font-face style:name="Verdana" svg:font-family="Verdana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automatic" fo:background-color="#FFFF0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4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order="thin solid #000000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="thin solid #000000" style:vertical-align="middle" fo:background-color="#FFF2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</style:style>
    <style:style style:name="ce17" style:family="table-cell" style:parent-style-name="Default" style:data-style-name="N4">
      <style:table-cell-properties fo:border="thin solid #000000" fo:background-color="#FFF200"/>
    </style:style>
    <style:style style:name="ce18" style:family="table-cell" style:parent-style-name="Default" style:data-style-name="N0">
      <style:table-cell-properties fo:border="thin solid #000000" fo:background-color="#FFF200"/>
    </style:style>
    <style:style style:name="ce19" style:family="table-cell" style:parent-style-name="Default" style:data-style-name="N0">
      <style:table-cell-properties fo:border="thin solid #000000" style:vertical-align="middle" fo:background-color="transparent"/>
    </style:style>
    <style:style style:name="ce20" style:family="table-cell" style:parent-style-name="Default" style:data-style-name="N0">
      <style:table-cell-properties fo:border="thin solid #000000" fo:background-color="transparent"/>
      <style:text-properties style:font-name="Verdana1" style:font-name-asian="Verdana1" style:font-name-complex="Verdana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="thin solid #000000" style:vertical-align="middle" fo:background-color="#FFF200"/>
    </style:style>
    <style:style style:name="ce23" style:family="table-cell" style:parent-style-name="Default" style:data-style-name="N0">
      <style:table-cell-properties fo:border="thin solid #000000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5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26" style:family="table-cell" style:parent-style-name="Pivot_32_Table_32_Category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8" style:family="table-cell" style:parent-style-name="Pivot_32_Table_32_Category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4">
      <style:table-cell-properties fo:border="thin solid #000000" style:vertical-align="middle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fo:background-color="#FFFF00"/>
    </style:style>
    <style:style style:name="ce33" style:family="table-cell" style:parent-style-name="Default" style:data-style-name="N3"/>
    <style:style style:name="ce34" style:family="table-cell" style:parent-style-name="Default" style:data-style-name="N3">
      <style:table-cell-properties fo:border="thin solid #000000"/>
    </style:style>
    <style:style style:name="ce35" style:family="table-cell" style:parent-style-name="Default" style:data-style-name="N3">
      <style:table-cell-properties fo:border="thin solid #000000" fo:background-color="transparent"/>
    </style:style>
    <style:style style:name="ce36" style:family="table-cell" style:parent-style-name="Default" style:data-style-name="N3">
      <style:table-cell-properties fo:border="thin solid #000000" fo:background-color="#FFF200"/>
    </style:style>
    <style:style style:name="ce37" style:family="table-cell" style:parent-style-name="Default" style:data-style-name="N0">
      <style:table-cell-properties fo:border="thin solid #000000" style:vertical-align="middle" fo:background-color="#FFFF00"/>
    </style:style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2.32833333333333cm" style:use-optimal-column-width="true"/>
    </style:style>
    <style:style style:name="co5" style:family="table-column">
      <style:table-column-properties fo:break-before="auto" style:column-width="2.40770833333333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7.32895833333333cm" style:use-optimal-column-width="true"/>
    </style:style>
    <style:style style:name="co9" style:family="table-column">
      <style:table-column-properties fo:break-before="auto" style:column-width="7.67291666666667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33"/>
        <table:table-column table:style-name="co5" table:default-cell-style-name="ce3"/>
        <table:table-column table:style-name="co6" table:default-cell-style-name="ce3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4" table:default-cell-style-name="ce1"/>
        <table:table-column table:style-name="co11" table:number-columns-repeated="1632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2"/>
          <table:table-cell office:value-type="string" table:number-columns-spanned="3" table:number-rows-spanned="1" table:style-name="ce30">
            <text:p>Saldo en US$</text:p>
          </table:table-cell>
          <table:covered-table-cell table:number-columns-repeated="2"/>
          <table:table-cell table:number-columns-repeated="16378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31">
            <text:p>Fecha de confirmación</text:p>
          </table:table-cell>
          <table:covered-table-cell/>
          <table:table-cell office:value-type="string" table:style-name="ce34">
            <text:p>Segun libros</text:p>
          </table:table-cell>
          <table:table-cell office:value-type="string" table:style-name="ce4">
            <text:p>Segun confirmacion</text:p>
          </table:table-cell>
          <table:table-cell office:value-type="string" table:style-name="ce34">
            <text:p>Diferencia</text:p>
          </table:table-cell>
          <table:table-cell office:value-type="string" table:style-name="ce5">
            <text:p>Teléfono</text:p>
          </table:table-cell>
          <table:table-cell office:value-type="string" table:style-name="ce6">
            <text:p>e-mail</text:p>
          </table:table-cell>
          <table:table-cell office:value-type="string" table:style-name="ce7">
            <text:p>Estatu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7">
            <text:p>CONFIRMACIONES A BANCOS</text:p>
          </table:table-cell>
          <table:table-cell office:value-type="date" office:date-value="1931-12-01T00:00:00" table:style-name="ce8">
            <text:p>dic.-31</text:p>
          </table:table-cell>
          <table:table-cell office:value-type="date" office:date-value="1931-08-01T00:00:00" table:style-name="ce8">
            <text:p>ago.-31</text:p>
          </table:table-cell>
          <table:table-cell table:number-columns-spanned="5" table:number-rows-spanned="1" table:style-name="ce32"/>
          <table:covered-table-cell table:number-columns-repeated="4"/>
          <table:table-cell table:style-name="ce9"/>
          <table:table-cell table:number-columns-repeated="16375" table:style-name="ce1"/>
        </table:table-row>
        <table:table-row table:style-name="ro1">
          <table:table-cell office:value-type="string" table:style-name="ce10">
            <text:p>Banco Bolivariano cta cte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35"/>
          <table:table-cell table:style-name="ce12"/>
          <table:table-cell office:value-type="float" office:value="0" table:formula="of:=[.D6]-[.E6]" table:style-name="ce35">
            <text:p>0</text:p>
          </table:table-cell>
          <table:table-cell table:number-columns-repeated="2" table:style-name="ce13"/>
          <table:table-cell office:value-type="string" table:style-name="ce13">
            <text:p>RESPUESTA RECIBIDA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0">
            <text:p>Banco Bolivariano cta ahorro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35"/>
          <table:table-cell table:style-name="ce12"/>
          <table:table-cell office:value-type="float" office:value="0" table:formula="of:=[.D7]-[.E7]" table:style-name="ce35">
            <text:p>0</text:p>
          </table:table-cell>
          <table:table-cell table:number-columns-repeated="2" table:style-name="ce13"/>
          <table:table-cell office:value-type="string" table:style-name="ce13">
            <text:p>RESPUESTA RECIBIDA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3">
            <text:p>Banco Pacifico</text:p>
          </table:table-cell>
          <table:table-cell office:value-type="string" table:style-name="ce11">
            <text:p>X</text:p>
          </table:table-cell>
          <table:table-cell table:style-name="ce13"/>
          <table:table-cell table:style-name="ce35"/>
          <table:table-cell table:style-name="ce12"/>
          <table:table-cell office:value-type="float" office:value="0" table:formula="of:=[.D8]-[.E8]" table:style-name="ce35">
            <text:p>0</text:p>
          </table:table-cell>
          <table:table-cell table:number-columns-repeated="2" table:style-name="ce13"/>
          <table:table-cell office:value-type="string" table:style-name="ce13">
            <text:p>Entregado en Agencia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0">
            <text:p>Banco Internacional</text:p>
          </table:table-cell>
          <table:table-cell office:value-type="string" table:style-name="ce11">
            <text:p>X</text:p>
          </table:table-cell>
          <table:table-cell table:style-name="ce11"/>
          <table:table-cell table:style-name="ce35"/>
          <table:table-cell table:style-name="ce12"/>
          <table:table-cell office:value-type="float" office:value="0" table:formula="of:=[.D9]-[.E9]" table:style-name="ce35">
            <text:p>0</text:p>
          </table:table-cell>
          <table:table-cell table:number-columns-repeated="2" table:style-name="ce13"/>
          <table:table-cell office:value-type="string" table:style-name="ce13">
            <text:p>RESPUESTA RECIBIDA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5">
            <text:p>CONFIRMACIONES A CLIENTES</text:p>
          </table:table-cell>
          <table:table-cell table:number-columns-repeated="2" table:style-name="ce16"/>
          <table:table-cell table:style-name="ce36"/>
          <table:table-cell table:style-name="ce17"/>
          <table:table-cell table:style-name="ce36"/>
          <table:table-cell table:number-columns-repeated="3" table:style-name="ce18"/>
          <table:table-cell table:number-columns-repeated="16375" table:style-name="ce1"/>
        </table:table-row>
        <table:table-row table:style-name="ro1">
          <table:table-cell office:value-type="string" table:style-name="ce19">
            <text:p>Cerveceria Nacional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940.45" table:style-name="ce35">
            <text:p>1.940</text:p>
          </table:table-cell>
          <table:table-cell table:style-name="ce12"/>
          <table:table-cell office:value-type="float" office:value="1940.45" table:formula="of:=[.D11]-[.E11]" table:style-name="ce35">
            <text:p>1.940</text:p>
          </table:table-cell>
          <table:table-cell office:value-type="string" table:style-name="ce13">
            <text:p>04-2162088</text:p>
          </table:table-cell>
          <table:table-cell office:value-type="string" table:style-name="ce13">
            <text:p>CN.pago@ec.ab-inbev.com</text:p>
          </table:table-cell>
          <table:table-cell office:value-type="string" table:style-name="ce13">
            <text:p>Se envio mail a correo difer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9">
            <text:p>La Fabril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3032.54" table:style-name="ce35">
            <text:p>3.033</text:p>
          </table:table-cell>
          <table:table-cell table:style-name="ce12"/>
          <table:table-cell office:value-type="float" office:value="3032.54" table:formula="of:=[.D12]-[.E12]" table:style-name="ce35">
            <text:p>3.033</text:p>
          </table:table-cell>
          <table:table-cell office:value-type="string" table:style-name="ce13">
            <text:p>05-2920091</text:p>
          </table:table-cell>
          <table:table-cell table:style-name="ce13"/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9">
            <text:p>Otelo &amp; Fabell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3566.03" table:style-name="ce35">
            <text:p>3.566</text:p>
          </table:table-cell>
          <table:table-cell table:style-name="ce12"/>
          <table:table-cell office:value-type="float" office:value="3566.03" table:formula="of:=[.D13]-[.E13]" table:style-name="ce35">
            <text:p>3.566</text:p>
          </table:table-cell>
          <table:table-cell office:value-type="string" table:style-name="ce13">
            <text:p>04-2160000</text:p>
          </table:table-cell>
          <table:table-cell office:value-type="string" table:style-name="ce13">
            <text:p><text:a xlink:href="mailto:ngarrido@otelo.ec">ngarrido@otelo.ec</text:a>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9">
            <text:p>Unilever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3661.35" table:style-name="ce35">
            <text:p>13.661</text:p>
          </table:table-cell>
          <table:table-cell table:style-name="ce12"/>
          <table:table-cell office:value-type="float" office:value="13661.35" table:formula="of:=[.D14]-[.E14]" table:style-name="ce35">
            <text:p>13.661</text:p>
          </table:table-cell>
          <table:table-cell office:value-type="string" table:style-name="ce13">
            <text:p>04-2593000</text:p>
          </table:table-cell>
          <table:table-cell office:value-type="string" table:style-name="ce20">
            <text:p>cuentasxpagar@unilever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9">
            <text:p>Banco de Guayaquil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485.32" table:style-name="ce35">
            <text:p>1.485</text:p>
          </table:table-cell>
          <table:table-cell table:style-name="ce12"/>
          <table:table-cell office:value-type="float" office:value="1485.32" table:formula="of:=[.D15]-[.E15]" table:style-name="ce35">
            <text:p>1.485</text:p>
          </table:table-cell>
          <table:table-cell office:value-type="string" table:style-name="ce13">
            <text:p>04-3730100</text:p>
          </table:table-cell>
          <table:table-cell table:style-name="ce13"/>
          <table:table-cell office:value-type="string" table:style-name="ce13">
            <text:p>Entregado en Agencia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9">
            <text:p>Dinadec SA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28963.14" table:style-name="ce35">
            <text:p>28.963</text:p>
          </table:table-cell>
          <table:table-cell table:style-name="ce12"/>
          <table:table-cell office:value-type="float" office:value="28963.14" table:formula="of:=[.D16]-[.E16]" table:style-name="ce35">
            <text:p>28.963</text:p>
          </table:table-cell>
          <table:table-cell office:value-type="string" table:style-name="ce13">
            <text:p>04-2598888</text:p>
          </table:table-cell>
          <table:table-cell office:value-type="string" table:style-name="ce21">
            <text:p>recepcion.facturasdn@ec.ab-inbev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2">
            <text:p>CONFIRMACIONES A PROVEEDORES</text:p>
          </table:table-cell>
          <table:table-cell table:number-columns-repeated="2" table:style-name="ce16"/>
          <table:table-cell table:style-name="ce36"/>
          <table:table-cell table:style-name="ce17"/>
          <table:table-cell table:style-name="ce36"/>
          <table:table-cell table:number-columns-repeated="3" table:style-name="ce18"/>
          <table:table-cell table:number-columns-repeated="16375" table:style-name="ce1"/>
        </table:table-row>
        <table:table-row table:style-name="ro2">
          <table:table-cell office:value-type="string" table:style-name="ce23">
            <text:p>Alvarez Pacheco Jaime Ricardo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9616.78" table:style-name="ce35">
            <text:p>19.617</text:p>
          </table:table-cell>
          <table:table-cell table:style-name="ce12"/>
          <table:table-cell office:value-type="float" office:value="19616.78" table:formula="of:=[.D18]-[.E18]" table:style-name="ce35">
            <text:p>19.617</text:p>
          </table:table-cell>
          <table:table-cell office:value-type="string" table:style-name="ce24">
            <text:p>04-5024418 / 09-99618878</text:p>
          </table:table-cell>
          <table:table-cell office:value-type="string" table:style-name="ce25">
            <text:p>jaimealvarez513@gmail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Baila Arena, LLC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35"/>
          <table:table-cell table:style-name="ce12"/>
          <table:table-cell office:value-type="float" office:value="0" table:formula="of:=[.D19]-[.E19]" table:style-name="ce35">
            <text:p>0</text:p>
          </table:table-cell>
          <table:table-cell table:style-name="ce13"/>
          <table:table-cell office:value-type="string" table:style-name="ce13">
            <text:p><text:a xlink:href="mailto:asistente@managerib.com">asistente@managerib.com</text:a></text:p>
          </table:table-cell>
          <table:table-cell table:style-name="ce13"/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Bairon Bone Velasquez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2485" table:style-name="ce35">
            <text:p>12.485</text:p>
          </table:table-cell>
          <table:table-cell table:style-name="ce12"/>
          <table:table-cell office:value-type="float" office:value="12485" table:formula="of:=[.D20]-[.E20]" table:style-name="ce35">
            <text:p>12.485</text:p>
          </table:table-cell>
          <table:table-cell office:value-type="string" table:style-name="ce13">
            <text:p>04-5133084</text:p>
          </table:table-cell>
          <table:table-cell table:style-name="ce26"/>
          <table:table-cell table:style-name="ce13"/>
          <table:table-cell table:number-columns-repeated="54" table:style-name="ce14"/>
          <table:table-cell table:number-columns-repeated="16321"/>
        </table:table-row>
        <table:table-row table:style-name="ro2">
          <table:table-cell office:value-type="string" table:style-name="ce23">
            <text:p>Bermuda Productora S.R.L.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35"/>
          <table:table-cell table:style-name="ce12"/>
          <table:table-cell office:value-type="float" office:value="0" table:formula="of:=[.D21]-[.E21]" table:style-name="ce35">
            <text:p>0</text:p>
          </table:table-cell>
          <table:table-cell office:value-type="string" table:style-name="ce24">
            <text:p>54-911-5593-4643</text:p>
          </table:table-cell>
          <table:table-cell office:value-type="string" table:style-name="ce27">
            <text:p><text:a xlink:href="mailto:matias@ketama.net">matias@ketama.net</text:a></text:p>
          </table:table-cell>
          <table:table-cell office:value-type="string" table:style-name="ce13">
            <text:p>Solicitud enviada por parte del Ing. Almeida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Camacho Shanchez Logistic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7500" table:style-name="ce35">
            <text:p>7.500</text:p>
          </table:table-cell>
          <table:table-cell table:style-name="ce12"/>
          <table:table-cell office:value-type="float" office:value="7500" table:formula="of:=[.D22]-[.E22]" table:style-name="ce35">
            <text:p>7.500</text:p>
          </table:table-cell>
          <table:table-cell office:value-type="string" table:style-name="ce13">
            <text:p>04-2103379</text:p>
          </table:table-cell>
          <table:table-cell office:value-type="string" table:style-name="ce25">
            <text:p>msanchez@visacom.ec</text:p>
          </table:table-cell>
          <table:table-cell table:style-name="ce13"/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Carlos Javier Delgado Figueroa</text:p>
          </table:table-cell>
          <table:table-cell table:style-name="ce11"/>
          <table:table-cell office:value-type="string" table:style-name="ce11">
            <text:p>X</text:p>
          </table:table-cell>
          <table:table-cell table:style-name="ce35"/>
          <table:table-cell table:style-name="ce12"/>
          <table:table-cell office:value-type="float" office:value="0" table:formula="of:=[.D23]-[.E23]" table:style-name="ce35">
            <text:p>0</text:p>
          </table:table-cell>
          <table:table-cell office:value-type="string" table:style-name="ce13">
            <text:p>04-2153863</text:p>
          </table:table-cell>
          <table:table-cell office:value-type="string" table:style-name="ce13">
            <text:p><text:a xlink:href="mailto:contabilidad@scradybtl.com">contabilidad@scradybtl.com</text:a></text:p>
          </table:table-cell>
          <table:table-cell table:style-name="ce13"/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Factoria Almacenera Almafactor Cia. Ltda.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1059.2" table:style-name="ce35">
            <text:p>11.059</text:p>
          </table:table-cell>
          <table:table-cell table:style-name="ce12"/>
          <table:table-cell office:value-type="float" office:value="11059.2" table:formula="of:=[.D24]-[.E24]" table:style-name="ce35">
            <text:p>11.059</text:p>
          </table:table-cell>
          <table:table-cell office:value-type="string" table:style-name="ce13">
            <text:p>09-98170070</text:p>
          </table:table-cell>
          <table:table-cell office:value-type="string" table:style-name="ce25">
            <text:p>jquirola@bqabogados.com.ec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Farina Garcia Ronald Felipe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0000" table:style-name="ce35">
            <text:p>10.000</text:p>
          </table:table-cell>
          <table:table-cell table:style-name="ce12"/>
          <table:table-cell office:value-type="float" office:value="10000" table:formula="of:=[.D25]-[.E25]" table:style-name="ce35">
            <text:p>10.000</text:p>
          </table:table-cell>
          <table:table-cell office:value-type="string" table:style-name="ce13">
            <text:p>09-93167660</text:p>
          </table:table-cell>
          <table:table-cell table:style-name="ce25"/>
          <table:table-cell table:style-name="ce13"/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hd Ledview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1000" table:style-name="ce35">
            <text:p>11.000</text:p>
          </table:table-cell>
          <table:table-cell table:style-name="ce12"/>
          <table:table-cell office:value-type="float" office:value="11000" table:formula="of:=[.D26]-[.E26]" table:style-name="ce35">
            <text:p>11.000</text:p>
          </table:table-cell>
          <table:table-cell office:value-type="string" table:style-name="ce13">
            <text:p>04-2232980</text:p>
          </table:table-cell>
          <table:table-cell office:value-type="string" table:style-name="ce25">
            <text:p>hdleview@gmail.com</text:p>
          </table:table-cell>
          <table:table-cell office:value-type="string" table:style-name="ce13">
            <text:p>correo electronico no exis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Jenny Veronica Alvear Cucalon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4056.68" table:style-name="ce35">
            <text:p>14.057</text:p>
          </table:table-cell>
          <table:table-cell table:style-name="ce12"/>
          <table:table-cell office:value-type="float" office:value="14056.68" table:formula="of:=[.D27]-[.E27]" table:style-name="ce35">
            <text:p>14.057</text:p>
          </table:table-cell>
          <table:table-cell office:value-type="string" table:style-name="ce13">
            <text:p>04-5113780</text:p>
          </table:table-cell>
          <table:table-cell office:value-type="string" table:style-name="ce25">
            <text:p>jennyalvearc@gmail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2">
          <table:table-cell office:value-type="string" table:style-name="ce23">
            <text:p>Maldonado Balda Israel Alberto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23733.48" table:style-name="ce35">
            <text:p>23.733</text:p>
          </table:table-cell>
          <table:table-cell table:style-name="ce12"/>
          <table:table-cell office:value-type="float" office:value="23733.48" table:formula="of:=[.D28]-[.E28]" table:style-name="ce35">
            <text:p>23.733</text:p>
          </table:table-cell>
          <table:table-cell office:value-type="string" table:style-name="ce24">
            <text:p>04-2360843 / 09-69981023</text:p>
          </table:table-cell>
          <table:table-cell office:value-type="string" table:style-name="ce25">
            <text:p>maldonado.israel@gmail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2">
          <table:table-cell office:value-type="string" table:style-name="ce23">
            <text:p>Monserrate Wacon Noelia Elizabeth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6420" table:style-name="ce35">
            <text:p>16.420</text:p>
          </table:table-cell>
          <table:table-cell table:style-name="ce12"/>
          <table:table-cell office:value-type="float" office:value="16420" table:formula="of:=[.D29]-[.E29]" table:style-name="ce35">
            <text:p>16.420</text:p>
          </table:table-cell>
          <table:table-cell office:value-type="string" table:style-name="ce13">
            <text:p>04-2668047</text:p>
          </table:table-cell>
          <table:table-cell office:value-type="string" table:style-name="ce28">
            <text:p>megaconte8@gmail.com, juancarlosbarcia@yahoo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Nakatacorp S.A.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26029.759999999998" table:style-name="ce35">
            <text:p>26.030</text:p>
          </table:table-cell>
          <table:table-cell table:style-name="ce12"/>
          <table:table-cell office:value-type="float" office:value="26029.759999999998" table:formula="of:=[.D30]-[.E30]" table:style-name="ce35">
            <text:p>26.030</text:p>
          </table:table-cell>
          <table:table-cell office:value-type="string" table:style-name="ce13">
            <text:p>04-2852921</text:p>
          </table:table-cell>
          <table:table-cell office:value-type="string" table:style-name="ce25">
            <text:p>nakata@gmail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National Tours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25075.97" table:style-name="ce35">
            <text:p>25.076</text:p>
          </table:table-cell>
          <table:table-cell table:style-name="ce12"/>
          <table:table-cell office:value-type="float" office:value="25075.97" table:formula="of:=[.D31]-[.E31]" table:style-name="ce35">
            <text:p>25.076</text:p>
          </table:table-cell>
          <table:table-cell office:value-type="string" table:style-name="ce13">
            <text:p>04-2836682</text:p>
          </table:table-cell>
          <table:table-cell office:value-type="string" table:style-name="ce25">
            <text:p>ventas@nactur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Ortega Guillen Javier Francisco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39900" table:style-name="ce35">
            <text:p>39.900</text:p>
          </table:table-cell>
          <table:table-cell table:style-name="ce12"/>
          <table:table-cell office:value-type="float" office:value="39900" table:formula="of:=[.D32]-[.E32]" table:style-name="ce35">
            <text:p>39.900</text:p>
          </table:table-cell>
          <table:table-cell office:value-type="string" table:style-name="ce13">
            <text:p>04-2690125</text:p>
          </table:table-cell>
          <table:table-cell office:value-type="string" table:style-name="ce25">
            <text:p>gerencia-pixel@hotmail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Pavicich Clavijo Katherine Eloisa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7729" table:style-name="ce35">
            <text:p>7.729</text:p>
          </table:table-cell>
          <table:table-cell table:style-name="ce12"/>
          <table:table-cell office:value-type="float" office:value="7729" table:formula="of:=[.D33]-[.E33]" table:style-name="ce35">
            <text:p>7.729</text:p>
          </table:table-cell>
          <table:table-cell office:value-type="string" table:style-name="ce13">
            <text:p>04-2841512</text:p>
          </table:table-cell>
          <table:table-cell office:value-type="string" table:style-name="ce25">
            <text:p>eloisapavicich@hotmail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Productora de Audio Dunfilms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28196.77" table:style-name="ce35">
            <text:p>28.197</text:p>
          </table:table-cell>
          <table:table-cell table:style-name="ce12"/>
          <table:table-cell office:value-type="float" office:value="28196.77" table:formula="of:=[.D34]-[.E34]" table:style-name="ce35">
            <text:p>28.197</text:p>
          </table:table-cell>
          <table:table-cell office:value-type="string" table:style-name="ce13">
            <text:p>04-5022594</text:p>
          </table:table-cell>
          <table:table-cell office:value-type="string" table:style-name="ce25">
            <text:p>christeldunn@dunnfilms.com.ec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Ramon Danilo Alcivar Torres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27200" table:style-name="ce35">
            <text:p>27.200</text:p>
          </table:table-cell>
          <table:table-cell table:style-name="ce12"/>
          <table:table-cell office:value-type="float" office:value="27200" table:formula="of:=[.D35]-[.E35]" table:style-name="ce35">
            <text:p>27.200</text:p>
          </table:table-cell>
          <table:table-cell office:value-type="string" table:style-name="ce13">
            <text:p>09-59644087</text:p>
          </table:table-cell>
          <table:table-cell office:value-type="string" table:style-name="ce26">
            <text:p>alcivarramon@gmail.com</text:p>
          </table:table-cell>
          <table:table-cell table:style-name="ce13"/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3">
            <text:p>Repparsa SA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1000" table:style-name="ce35">
            <text:p>11.000</text:p>
          </table:table-cell>
          <table:table-cell table:style-name="ce12"/>
          <table:table-cell office:value-type="float" office:value="11000" table:formula="of:=[.D36]-[.E36]" table:style-name="ce35">
            <text:p>11.000</text:p>
          </table:table-cell>
          <table:table-cell office:value-type="string" table:style-name="ce13">
            <text:p>04-2323602</text:p>
          </table:table-cell>
          <table:table-cell office:value-type="string" table:style-name="ce25">
            <text:p>repparsa@hotmail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2">
          <table:table-cell office:value-type="string" table:style-name="ce23">
            <text:p>Villavicencio Fierro Victoria Patricia</text:p>
          </table:table-cell>
          <table:table-cell table:style-name="ce11"/>
          <table:table-cell office:value-type="string" table:style-name="ce11">
            <text:p>X</text:p>
          </table:table-cell>
          <table:table-cell office:value-type="float" office:value="19177.72" table:style-name="ce35">
            <text:p>19.178</text:p>
          </table:table-cell>
          <table:table-cell table:style-name="ce12"/>
          <table:table-cell office:value-type="float" office:value="19177.72" table:formula="of:=[.D37]-[.E37]" table:style-name="ce35">
            <text:p>19.178</text:p>
          </table:table-cell>
          <table:table-cell office:value-type="string" table:style-name="ce24">
            <text:p>04-2850118 / 04-2388766</text:p>
          </table:table-cell>
          <table:table-cell office:value-type="string" table:style-name="ce25">
            <text:p>eventos@patybarcia.com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2">
            <text:p>CONFIRMACIONES A ABOGADOS</text:p>
          </table:table-cell>
          <table:table-cell table:number-columns-repeated="2" table:style-name="ce16"/>
          <table:table-cell table:style-name="ce36"/>
          <table:table-cell table:style-name="ce17"/>
          <table:table-cell table:style-name="ce36"/>
          <table:table-cell table:number-columns-repeated="3" table:style-name="ce18"/>
          <table:table-cell table:number-columns-repeated="16375" table:style-name="ce1"/>
        </table:table-row>
        <table:table-row table:style-name="ro2">
          <table:table-cell office:value-type="string" table:style-name="ce13">
            <text:p>Andersen Tax &amp; Legal</text:p>
          </table:table-cell>
          <table:table-cell table:style-name="ce11"/>
          <table:table-cell table:style-name="ce13"/>
          <table:table-cell table:style-name="ce35"/>
          <table:table-cell table:style-name="ce12"/>
          <table:table-cell table:style-name="ce35"/>
          <table:table-cell office:value-type="string" table:style-name="ce13">
            <text:p>04-2136200</text:p>
          </table:table-cell>
          <table:table-cell office:value-type="string" table:style-name="ce24">
            <text:p>yajaira.alvarado@andersentaxlegal.ec</text:p>
            <text:p>Abustos@andersentaxlegal.ec</text:p>
          </table:table-cell>
          <table:table-cell office:value-type="string" table:style-name="ce13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3">
            <text:p>Labour Law Abogados &amp; Asesores</text:p>
          </table:table-cell>
          <table:table-cell table:number-columns-repeated="2" table:style-name="ce11"/>
          <table:table-cell table:style-name="ce35"/>
          <table:table-cell table:style-name="ce12"/>
          <table:table-cell table:style-name="ce35"/>
          <table:table-cell table:style-name="ce10"/>
          <table:table-cell table:style-name="ce19"/>
          <table:table-cell office:value-type="string" table:style-name="ce10">
            <text:p>Email enviado correctamente</text:p>
          </table:table-cell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22">
            <text:p>CONFIRMACIÓN A COMPAÑÍA DE SEGUROS</text:p>
          </table:table-cell>
          <table:table-cell table:number-columns-repeated="2" table:style-name="ce16"/>
          <table:table-cell table:style-name="ce36"/>
          <table:table-cell table:style-name="ce17"/>
          <table:table-cell table:style-name="ce36"/>
          <table:table-cell table:number-columns-repeated="3" table:style-name="ce18"/>
          <table:table-cell table:number-columns-repeated="16375" table:style-name="ce1"/>
        </table:table-row>
        <table:table-row table:style-name="ro1">
          <table:table-cell office:value-type="string" table:style-name="ce13">
            <text:p>BMI</text:p>
          </table:table-cell>
          <table:table-cell table:number-columns-repeated="2" table:style-name="ce11"/>
          <table:table-cell table:style-name="ce35"/>
          <table:table-cell table:style-name="ce12"/>
          <table:table-cell table:style-name="ce35"/>
          <table:table-cell office:value-type="string" table:style-name="ce29">
            <text:p>04-3717600</text:p>
          </table:table-cell>
          <table:table-cell office:value-type="string" table:style-name="ce13">
            <text:p><text:a xlink:href="mailto:amaza@bmi.com.ec">amaza@bmi.com.ec</text:a></text:p>
          </table:table-cell>
          <table:table-cell table:style-name="ce13"/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3">
            <text:p>Seguros Equinoxial</text:p>
          </table:table-cell>
          <table:table-cell table:number-columns-repeated="2" table:style-name="ce11"/>
          <table:table-cell table:style-name="ce35"/>
          <table:table-cell table:style-name="ce12"/>
          <table:table-cell table:style-name="ce35"/>
          <table:table-cell table:style-name="ce29"/>
          <table:table-cell table:number-columns-repeated="2" table:style-name="ce13"/>
          <table:table-cell table:number-columns-repeated="54" table:style-name="ce14"/>
          <table:table-cell table:number-columns-repeated="16321"/>
        </table:table-row>
        <table:table-row table:style-name="ro1">
          <table:table-cell office:value-type="string" table:style-name="ce13">
            <text:p>Lyberty Seguros</text:p>
          </table:table-cell>
          <table:table-cell table:number-columns-repeated="2" table:style-name="ce11"/>
          <table:table-cell table:style-name="ce35"/>
          <table:table-cell table:style-name="ce12"/>
          <table:table-cell table:style-name="ce35"/>
          <table:table-cell table:number-columns-repeated="3" table:style-name="ce13"/>
          <table:table-cell table:number-columns-repeated="54" table:style-name="ce14"/>
          <table:table-cell table:number-columns-repeated="1632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1" svg:font-family="Verdana1"/>
    <style:font-face style:name="Verdana" svg:font-family="Verdana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6" number:language="es" number:country="EC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Carlos Almeida</meta:initial-creator>
    <dc:creator>Carlos Almeida</dc:creator>
    <meta:creation-date>2020-01-07T13:07:05Z</meta:creation-date>
    <dc:date>2021-01-19T15:06:10Z</dc:date>
    <meta:editing-cycles>29</meta:editing-cycles>
    <meta:editing-duration>PT17375S</meta:editing-duration>
  </office:meta>
</office:document-meta>
</file>